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bold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62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akomec</text:span></text:p>
      <text:p text:style-name="P2"><text:span text:style-name="T1">Autor</text:span><text:span text:style-name="T2"><text:s/>: Molier</text:span></text:p>
      <text:p text:style-name="P2"><text:span text:style-name="T3">Téma :<text:s/></text:span><text:span text:style-name="T4">ne</text:span><text:span text:style-name="T5">švary ve společnosti, lakota Harpagona</text:span></text:p>
      <text:p text:style-name="P2"><text:span text:style-name="T6">Motiv</text:span><text:span text:style-name="T7"><text:s/>: láska, peníze, bezohlednost, touha, rodina, chamtivost</text:span></text:p>
      <text:p text:style-name="P2"><text:span text:style-name="T8">Časoprostor :<text:s/></text:span><text:span text:style-name="T9">Pař</text:span><text:span text:style-name="T10">í</text:span><text:span text:style-name="T11">ž, 1670, dum, okoli a zahrada harpagona</text:span></text:p>
      <text:p text:style-name="P2"><text:span text:style-name="T12">Kompozice :<text:s/></text:span><text:span text:style-name="T13">chronologický postup </text:span></text:p>
      <text:p text:style-name="P2"><text:span text:style-name="T14">Druh :<text:s/></text:span><text:span text:style-name="T15">Drama</text:span></text:p>
      <text:p text:style-name="P2"><text:span text:style-name="T16">Ž</text:span><text:span text:style-name="T17">ánr :<text:s/></text:span><text:span text:style-name="T18">komedie</text:span></text:p>
      <text:p text:style-name="P2"><text:span text:style-name="T19">Forma :<text:s/></text:span><text:span text:style-name="T20">Próza</text:span></text:p>
      <text:p text:style-name="P2"><text:span text:style-name="T21">Vyprav</text:span><text:span text:style-name="T22">ěč :<text:s/></text:span><text:span text:style-name="T23">Nen</text:span><text:span text:style-name="T24">í</text:span></text:p>
      <text:p text:style-name="P2"><text:span text:style-name="T25">Postavy : </text:span></text:p>
      <text:list text:style-name="L3">
        <text:list-item>
          <text:p text:style-name="P3"><text:span text:style-name="T26">Harpagon<text:s/></text:span><text:span text:style-name="T27">–</text:span><text:span text:style-name="T28"><text:s/>vdovec, lakomec</text:span></text:p>
        </text:list-item>
        <text:list-item>
          <text:p text:style-name="P3"><text:span text:style-name="T29">Eli</text:span><text:span text:style-name="T30">ška<text:s/></text:span><text:span text:style-name="T31">–</text:span><text:span text:style-name="T32"><text:s/>dcera Harpagona</text:span></text:p>
        </text:list-item>
        <text:list-item>
          <text:p text:style-name="P3"><text:span text:style-name="T33">Kleantes<text:s/></text:span><text:span text:style-name="T34">–</text:span><text:span text:style-name="T35"><text:s/>syn Harpagona</text:span></text:p>
        </text:list-item>
        <text:list-item>
          <text:p text:style-name="P3"><text:span text:style-name="T36">Čipera<text:s/></text:span><text:span text:style-name="T37">–</text:span><text:span text:style-name="T38"><text:s/>sluha Kleantese</text:span></text:p>
        </text:list-item>
        <text:list-item>
          <text:p text:style-name="P3"><text:span text:style-name="T39">Mariana<text:s/></text:span><text:span text:style-name="T40">–</text:span><text:span text:style-name="T41"><text:s/>chudá dívka, zamilovaná do Kleantese</text:span></text:p>
        </text:list-item>
        <text:list-item>
          <text:p text:style-name="P3"><text:span text:style-name="T42">Valér<text:s/></text:span><text:span text:style-name="T43">–</text:span><text:span text:style-name="T44"><text:s/>zamilovaný do Eli</text:span><text:span text:style-name="T45">šky</text:span></text:p>
        </text:list-item>
      </text:list>
      <text:p text:style-name="P4"><text:span text:style-name="T46"/></text:p>
      <text:p text:style-name="P4"><text:span text:style-name="T47">Vypráv</text:span><text:span text:style-name="T48">ěc</text:span><text:span text:style-name="T49">í zp</text:span><text:span text:style-name="T50">ůzoby :<text:s/></text:span><text:span text:style-name="T51">Př</text:span><text:span text:style-name="T52">ímá<text:s/></text:span><text:span text:style-name="T53">řeč</text:span></text:p>
      <text:p text:style-name="P4"><text:span text:style-name="T54">Ver</text:span><text:span text:style-name="T55">šov</text:span><text:span text:style-name="T56">á výstavba :<text:s/></text:span><text:span text:style-name="T57">Není</text:span></text:p>
      <text:p text:style-name="P4"><text:span text:style-name="T58">Typy promluv :<text:s/></text:span><text:span text:style-name="T59">dialogy</text:span></text:p>
      <text:p text:style-name="P4"><text:span text:style-name="T60">Kontext Autorovy tvorby : </text:span></text:p>
      <text:p text:style-name="P4"><text:span text:style-name="T61">Moliére (1622</text:span><text:span text:style-name="T62">–</text:span><text:span text:style-name="T63">1673)</text:span></text:p>
      <text:p text:style-name="P4"><text:span text:style-name="T64">- vlastním jménem Jean-Baptiste Poquelin [</text:span><text:span text:style-name="T65">ž</text:span><text:span text:style-name="T66">án batyst poklen]</text:span></text:p>
      <text:p text:style-name="P4"><text:span text:style-name="T66">- z rodiny dvorního<text:s/></text:span><text:span text:style-name="T67">čaloun</text:span><text:span text:style-name="T68">íka a truhlá</text:span><text:span text:style-name="T69">ře</text:span></text:p>
      <text:p text:style-name="P4"><text:span text:style-name="T70">- výborné vzd</text:span><text:span text:style-name="T71">ěl</text:span><text:span text:style-name="T72">ání<text:s/></text:span><text:span text:style-name="T73">–</text:span><text:span text:style-name="T74"><text:s/>studoval práva, m</text:span><text:span text:style-name="T75">ěl b</text:span><text:span text:style-name="T76">ýt notá</text:span><text:span text:style-name="T77">řem</text:span></text:p>
      <text:p text:style-name="P4"><text:span text:style-name="T78">- nejv</text:span><text:span text:style-name="T79">ětš</text:span><text:span text:style-name="T80">í francouzský autor komedií</text:span></text:p>
      <text:p text:style-name="P4"><text:span text:style-name="T80">-<text:s/></text:span><text:span text:style-name="T81">život zasvětil divadlu<text:s/></text:span><text:span text:style-name="T82">–</text:span><text:span text:style-name="T83"><text:s/>autor, herec, re</text:span><text:span text:style-name="T84">žis</text:span><text:span text:style-name="T85">ér,<text:s/></text:span><text:span text:style-name="T86">ředitel divadeln</text:span><text:span text:style-name="T87">í spole</text:span><text:span text:style-name="T88">čnosti</text:span></text:p>
      <text:p text:style-name="P4"><text:span text:style-name="T89">- r. 1643 zalo</text:span><text:span text:style-name="T90">žil s dalš</text:span><text:span text:style-name="T91">ími 9 lidmi divadlo Illustre Théatre, úsp</text:span><text:span text:style-name="T92">ěch po pozv</text:span><text:span text:style-name="T93">ání králova bratra</text:span></text:p>
      <text:p text:style-name="P4"><text:span text:style-name="T93">ke dvoru</text:span></text:p>
      <text:p text:style-name="P4"><text:span text:style-name="T93">- zem</text:span><text:span text:style-name="T94">řel kr</text:span><text:span text:style-name="T95">átce po odehrání hry Zdravý nemocný</text:span></text:p>
      <text:p text:style-name="P4"><text:span text:style-name="T95">vzor: fra</text:span><text:span text:style-name="T96">ška, commedia dell</text:span><text:span text:style-name="T97">´arte</text:span></text:p>
      <text:p text:style-name="P4"><text:span text:style-name="T97">- autor 33 komedií</text:span></text:p>
      <text:p text:style-name="P4"><text:span text:style-name="T97">- útoky proti spole</text:span><text:span text:style-name="T98">čensk</text:span><text:span text:style-name="T99">ým p</text:span><text:span text:style-name="T100">ředsudkům, odhaloval přetv</text:span><text:span text:style-name="T101">á</text:span><text:span text:style-name="T102">řku<text:s/></text:span><text:span text:style-name="T103">–</text:span><text:span text:style-name="T104"><text:s/>potí</text:span><text:span text:style-name="T105">že</text:span></text:p>
      <text:p text:style-name="P4"><text:span text:style-name="T106">- postavy se nevyvíjejí, mají stejný charakter jako na za</text:span><text:span text:style-name="T107">č</text:span><text:span text:style-name="T108">átku</text:span></text:p>
      <text:p text:style-name="P4"><text:span text:style-name="T108">- dodr</text:span><text:span text:style-name="T109">žuje ide</text:span><text:span text:style-name="T110">ál t</text:span><text:span text:style-name="T111">ř</text:span><text:span text:style-name="T112">í jednot a p</text:span><text:span text:style-name="T113">ěti aktů</text:span></text:p>
      <text:p text:style-name="P4"><text:span text:style-name="T114">- hry napsané prózou i ver</text:span><text:span text:style-name="T115">šem</text:span></text:p>
      <text:p text:style-name="P4"><text:span text:style-name="T116">Moliére, vlast. Jménem Jean-Baptiste Poquelin, p</text:span><text:span text:style-name="T117">ůsobil nejdř</text:span><text:span text:style-name="T118">íve jako herec a<text:s/></text:span><text:span text:style-name="T119">ředitel divadeln</text:span><text:span text:style-name="T120">í spole</text:span><text:span text:style-name="T121">čnosti. Do dnešn</text:span><text:span text:style-name="T122">í doby je znám jako dramatik a p</text:span><text:span text:style-name="T123">ředstavitel vrcholn</text:span><text:span text:style-name="T124">ého francouzského klasicismu. Ve svém díle zesm</text:span><text:span text:style-name="T125">ěšňoval pov</text:span><text:span text:style-name="T126">ý</text:span><text:span text:style-name="T127">šenectv</text:span><text:span text:style-name="T128">í církve a<text:s/></text:span><text:span text:style-name="T129">šlechty, rovněž poukazoval na pokrytectv</text:span><text:span text:style-name="T130">í.</text:span></text:p>
      <text:p text:style-name="P5"><text:span text:style-name="T131">Autorova Díla : </text:span></text:p>
      <text:list text:style-name="L6">
        <text:list-item>
          <text:p text:style-name="P6"><text:span text:style-name="T132">Tartuffe</text:span></text:p>
        </text:list-item>
        <text:list-item>
          <text:p text:style-name="P6"><text:span text:style-name="T132">Misantrop</text:span></text:p>
        </text:list-item>
        <text:list-item>
          <text:p text:style-name="P6"><text:span text:style-name="T132">M</text:span><text:span text:style-name="T133">ěšť</text:span><text:span text:style-name="T134">ák<text:s/></text:span><text:span text:style-name="T135">šlechticem</text:span></text:p>
        </text:list-item>
        <text:list-item>
          <text:p text:style-name="P6"><text:span text:style-name="T136">Zdravý nemocný</text:span></text:p>
        </text:list-item>
      </text:list>
      <text:p text:style-name="P7"><text:span text:style-name="T137">Literární/ obecn</text:span><text:span text:style-name="T138">ě kulturn</text:span><text:span text:style-name="T139">í kontext : </text:span></text:p>
      <text:p text:style-name="P7"><text:span text:style-name="T140">Klasicismus</text:span></text:p>
      <text:p text:style-name="P7"><text:span text:style-name="T140">- um</text:span><text:span text:style-name="T141">ěleck</text:span><text:span text:style-name="T142">ý sm</text:span><text:span text:style-name="T143">ěr, kter</text:span><text:span text:style-name="T144">ý vznikl ve Francii za absolutistické vlády Ludvíka XIV. (</text:span><text:span text:style-name="T145">„</text:span><text:span text:style-name="T146">St</text:span><text:span text:style-name="T147">át jsem já.“)</text:span></text:p>
      <text:p text:style-name="P7"><text:span text:style-name="T147">- 2. polovina 17. století<text:s/></text:span><text:span text:style-name="T148">–</text:span><text:span text:style-name="T149"><text:s/>konec 18. století</text:span></text:p>
      <text:p text:style-name="P7"><text:span text:style-name="T150">- smysl um</text:span><text:span text:style-name="T151">ěn</text:span><text:span text:style-name="T152">í je v napodobení p</text:span><text:span text:style-name="T153">ř</text:span><text:span text:style-name="T154">írody<text:s/></text:span><text:span text:style-name="T155">–</text:span><text:span text:style-name="T156"><text:s/>v tom, co je v p</text:span><text:span text:style-name="T157">ř</text:span><text:span text:style-name="T158">írod</text:span><text:span text:style-name="T159">ě podstatn</text:span><text:span text:style-name="T160">é a nem</text:span><text:span text:style-name="T161">ěnn</text:span><text:span text:style-name="T162">é</text:span></text:p>
      <text:p text:style-name="P7"><text:span text:style-name="T162">- vzorem je antika</text:span></text:p>
      <text:p text:style-name="P7"><text:span text:style-name="T162">- ve filozofii racionalismus (racio = rozum)<text:s/></text:span><text:span text:style-name="T163">→</text:span><text:span text:style-name="T164"><text:s/>harmonie, um</text:span><text:span text:style-name="T165">ěřenost, ř</text:span><text:span text:style-name="T166">ád</text:span></text:p>
      <text:p text:style-name="P7"><text:span text:style-name="T167">- podle antického vzoru stanovena jasná pravidla: vysoké (óda, epos, tragédie) a nízké (bajka, satira, </text:span></text:p>
      <text:p text:style-name="P7"><text:span text:style-name="T167">komedie)<text:s/></text:span><text:span text:style-name="T168">ž</text:span><text:span text:style-name="T169">ánry</text:span></text:p>
      <text:p text:style-name="P7"><text:span text:style-name="T169">- vysoké<text:s/></text:span><text:span text:style-name="T170">ž</text:span><text:span text:style-name="T171">ánry: zpracovávání vzne</text:span><text:span text:style-name="T172">šen</text:span><text:span text:style-name="T173">ých nám</text:span><text:span text:style-name="T174">ětů, urozen</text:span><text:span text:style-name="T175">í hrdinové</text:span></text:p>
      <text:p text:style-name="P7"><text:span text:style-name="T175">- ni</text:span><text:span text:style-name="T176">žš</text:span><text:span text:style-name="T177">í<text:s/></text:span><text:span text:style-name="T178">ž</text:span><text:span text:style-name="T179">ánry: nám</text:span><text:span text:style-name="T180">ěty ze života měšťanstva, směšn</text:span><text:span text:style-name="T181">é pojet</text:span></text:p>
      <text:p text:style-name="P7"><text:span text:style-name="T182"><text:tab/>Dal</text:span><text:span text:style-name="T183">š</text:span><text:span text:style-name="T184">í auto</text:span><text:span text:style-name="T185">ři tohoto obdob</text:span><text:span text:style-name="T186">í :</text:span></text:p>
      <text:list text:style-name="L8">
        <text:list-item>
          <text:p text:style-name="P8"><text:span text:style-name="T187">Carlo Goldoni<text:s/></text:span><text:span text:style-name="T188">–</text:span><text:span text:style-name="T189"><text:s/>Sluha dvou pán</text:span><text:span text:style-name="T190">ů</text:span></text:p>
        </text:list-item>
        <text:list-item>
          <text:p text:style-name="P8"><text:span text:style-name="T191">Jean de la Fontaine<text:s/></text:span><text:span text:style-name="T192">–</text:span><text:span text:style-name="T193"><text:s/>bajky</text:span></text:p>
        </text:list-item>
        <text:list-item>
          <text:p text:style-name="P8"><text:span text:style-name="T194">Pierre Corneille<text:s/></text:span><text:span text:style-name="T195">–</text:span><text:span text:style-name="T196"><text:s/>Cid</text:span></text:p>
        </text:list-item>
      </text:list>
      <text:p text:style-name="P9"><text:span text:style-name="T197">D</text:span><text:span text:style-name="T198">ěj</text:span><text:span text:style-name="T199"><text:s/>: </text:span></text:p>
      <text:p text:style-name="P10"><text:span text:style-name="T200">Kleant je zamilovaný do Mariany a sv</text:span><text:span text:style-name="T201">ěř</text:span><text:span text:style-name="T202">í se svou lásku své sest</text:span><text:span text:style-name="T203">ře Elišce. Ta je zamilovan</text:span><text:span text:style-name="T204">á do Valéra. Jejich otce Harpagona zajímají jen peníze. Proto</text:span><text:span text:style-name="T205">že nechce svou dceru prodat za chud</text:span><text:span text:style-name="T206">ého Valéra, který u nich navíc pracuje, provdá ji za starého a bohatého Anselma. Syn je pak o</text:span><text:span text:style-name="T207">ženěn s postarš</text:span><text:span text:style-name="T208">í vdovou. Sám Harpagon si pak vezme Marianu.</text:span></text:p>
      <text:p text:style-name="P10"><text:span text:style-name="T208">Harpagon pozve v</text:span><text:span text:style-name="T209">šechny na večeři, aby se mohli sezn</text:span><text:span text:style-name="T210">ámit. Kleant se mezitím rozhodne,<text:s/></text:span><text:span text:style-name="T211">že si půjč</text:span><text:span text:style-name="T212">í peníze, aby si mohl vzít Marinu. Velmi se rozzlobí, kdy</text:span><text:span text:style-name="T213">ž zjist</text:span><text:span text:style-name="T214">í,<text:s/></text:span><text:span text:style-name="T215">že pen</text:span><text:span text:style-name="T216">íze, mu má p</text:span><text:span text:style-name="T217">ůjčit jeho otec. Čipera, Kleantův sluha, ukradne pen</text:span><text:span text:style-name="T218">íze Harpagonovi, který si je zakopal. Harpagon za</text:span><text:span text:style-name="T219">čne obviňovat všechny kolem. Čipera prohl</text:span><text:span text:style-name="T220">ásí,<text:s/></text:span><text:span text:style-name="T221">že mu je vr</text:span><text:span text:style-name="T222">átí pouze pod podmínkou,<text:s/></text:span><text:span text:style-name="T223">že se Kleant ožen</text:span><text:span text:style-name="T224">í s Marianou.</text:span></text:p>
      <text:p text:style-name="P10"><text:span text:style-name="T224">Vyjde najevo,<text:s/></text:span><text:span text:style-name="T225">že Mariana a Val</text:span><text:span text:style-name="T226">ér jsou sourozenci a Anselm je jejich otec. V</text:span><text:span text:style-name="T227">šichni si mysleli, že zahynuli na moři. Anselm nab</text:span><text:span text:style-name="T228">ídne Harpagonovi,<text:s/></text:span><text:span text:style-name="T229">že zaplat</text:span><text:span text:style-name="T230">í ob</text:span><text:span text:style-name="T231">ě svatby. Harpagon je spokojen</text:span><text:span text:style-name="T232">ý,<text:s/></text:span><text:span text:style-name="T233">že nemus</text:span><text:span text:style-name="T234">í dát na svatby ani korunu a také,<text:s/></text:span><text:span text:style-name="T235">že m</text:span><text:span text:style-name="T236">á zp</text:span><text:span text:style-name="T237">ět sv</text:span><text:span text:style-name="T238">é peníze.</text:span></text:p>
      <text:p text:style-name="P10"><text:span text:style-name="T239"/></text:p>
      <text:p text:style-name="P10"><text:span text:style-name="T239">Zivot Moliera : </text:span></text:p>
      <text:p text:style-name="P10"><text:span text:style-name="T240">Francouzský spisovatel Jaen- Baptiste Poquelin vystupoval pod jménem Moliére se narodil v roce 1622. Od svých mladých let p</text:span><text:span text:style-name="T241">ůsobil u kočovn</text:span><text:span text:style-name="T242">ých spole</text:span><text:span text:style-name="T243">čnost</text:span><text:span text:style-name="T244">í jako herec a re</text:span><text:span text:style-name="T245">žis</text:span><text:span text:style-name="T246">ér. Zabýval se také psaním fra</text:span><text:span text:style-name="T247">šek a komedi</text:span><text:span text:style-name="T248">í. Poté získal místo<text:s/></text:span><text:span text:style-name="T249">ředitele kr</text:span><text:span text:style-name="T250">álovského divadla v Pa</text:span><text:span text:style-name="T251">ř</text:span><text:span text:style-name="T252">í</text:span><text:span text:style-name="T253">ži. St</text:span><text:span text:style-name="T254">ále vedl válku s církví a s královským dvorem.</text:span></text:p>
      <text:p text:style-name="P10"><text:span text:style-name="T254"/></text:p>
      <text:p text:style-name="P10"><text:span text:style-name="T254">V jeho hrách se promítala soudobá mravní problematika, od postavení<text:s/></text:span><text:span text:style-name="T255">žen ve společnosti i v rodině, lakoty, n</text:span><text:span text:style-name="T256">ábo</text:span><text:span text:style-name="T257">žensk</text:span><text:span text:style-name="T258">ého pokrytectví a</text:span><text:span text:style-name="T259">ž po<text:s/></text:span><text:span text:style-name="T260">úlisnost a snahu m</text:span><text:span text:style-name="T261">ěšťanstva napodobovat šlechtu. Postavy jeho děl maj</text:span><text:span text:style-name="T262">í výrazné charakterové rysy.</text:span></text:p>
      <text:p text:style-name="P10"><text:span text:style-name="T262"/></text:p>
      <text:p text:style-name="P10"><text:span text:style-name="T262">Moliere zem</text:span><text:span text:style-name="T263">řel v roce 1673.</text:span><text:span text:style-name="T264"><text:line-break/></text:span></text:p>
      <text:p text:style-name="P11"><text:span text:style-name="T2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